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70000023E8A0692E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4.5cm" svg:height="23.5cm" svg:x="1cm" svg:y="1cm">
          <draw:image xlink:href="Pictures/10000000000001870000023E8A0692E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3.543cm" fo:margin-left="1cm" fo:margin-right="3.38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04T15:26:05.75</meta:creation-date>
    <dc:date>2010-01-08T12:07:42.33</dc:date>
    <meta:editing-duration>PT00H12M49S</meta:editing-duration>
    <meta:editing-cycles>3</meta:editing-cycles>
    <meta:generator>OpenOffice.org/3.0$Win32 OpenOffice.org_project/300m9$Build-9358</meta:generator>
    <meta:document-statistic meta:object-count="1"/>
    <meta:user-defined meta:name="情報 1"/>
    <meta:user-defined meta:name="情報 2"/>
    <meta:user-defined meta:name="情報 3"/>
    <meta:user-defined meta:name="情報 4"/>
  </office:meta>
</office:document-meta>
</file>